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ValueArgumentResolverTests.optional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Value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amedValueArgumentResolverTests.mapOfTestValues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ValueArgumentResolverTests.nullTestValueNot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NamedValueArgumentResolver.getTes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ValueArgumentResolverTests.arrayTe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ValueArgumentResolverTests.nullTestValue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ValueArgumentResolverTests.objectTe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ValueArgumentResolverTests.stringTe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ValueArgumentResolverTests.namedTe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ValueArgumentResolverTests.assertTestValue( String key , String ...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NamedValueArgumentResolver.addRequestValue( String name , Object value , MethodParameter parameter , HttpRequestValues . Builder request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ValueArgumentResolverTests.mapOfTestValuesHasOption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ValueArgumentResolverTests.optionalStringTe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ValueArgumentResolverTests.mapOfTes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ValueArgumentResolverTests.optionalObjectTe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NamedValueArgumentResolver.TestNamedValueArgumen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ValueArgumentResolverTests.nullTestValueWith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NamedValueArgumentResolver.create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ValueArgumentResolverTests.listTe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ValueArgumentResolverTests.dateTes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ValueArgumentResolverTests.optionalEmpthyWith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